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10800000095A5CEE48D698B35DB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347cm" fo:min-width="3.13cm" fo:padding-top="0.095cm" fo:padding-bottom="0.095cm" fo:padding-left="0.22cm" fo:padding-right="0.22cm" fo:wrap-option="no-wrap" draw:shadow="hidden" draw:shadow-offset-x="0.2cm" draw:shadow-offset-y="0.2cm" draw:shadow-color="#808080"/>
    </style:style>
    <style:style style:name="gr45"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6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6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style:paragraph-properties fo:margin-left="0cm" fo:margin-right="0cm" fo:margin-top="0cm" fo:margin-bottom="0cm" fo:line-height="100%" fo:text-align="center" fo:text-indent="0cm"/>
    </style:style>
    <style:style style:name="P13"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4"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style:paragraph-properties fo:text-align="center"/>
    </style:style>
    <style:style style:name="T1" style:family="text">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ath draw:style-name="gr1" draw:text-style-name="P1" draw:layer="layout" svg:width="1.09cm" svg:height="0.979cm" svg:x="15.014cm" svg:y="7.689cm" svg:viewBox="0 0 1091 980" svg:d="M0 980c475 0 1091-280 1091-560s-18-420-364-420c0 300-727 579-727 980z">
            <text:p/>
          </draw:path>
          <draw:g>
            <draw:path draw:style-name="gr2" draw:text-style-name="P2" draw:layer="layout" svg:width="2.666cm" svg:height="1.68cm" svg:x="13.075cm" svg:y="7.059cm" svg:viewBox="0 0 2667 1681" svg:d="M2667 0c0 0 0 1121-1 840 2 491-575 841-1331 841s-1334-350-1335-841c1 1 0-350 0-840 0 490 606 840 1334 840s1333-350 1333-840z">
              <text:p/>
            </draw:path>
            <draw:path draw:style-name="gr3" draw:text-style-name="P3" draw:layer="layout" svg:width="2.665cm" svg:height="1.678cm" svg:x="13.074cm" svg:y="6.219cm" svg:viewBox="0 0 2666 1679" svg:d="M1333 0c756 0 1333 363 1333 839s-577 840-1333 840-1333-364-1333-840 577-839 1333-839z">
              <text:p/>
            </draw:path>
            <draw:polygon draw:style-name="gr4" draw:text-style-name="P4" draw:layer="layout" svg:width="0.727cm" svg:height="0.419cm" svg:x="14.529cm" svg:y="7.129cm" svg:viewBox="0 0 728 420" draw:points="364,0 243,70 728,350 606,420 121,140 0,210 0,0">
              <text:p/>
            </draw:polygon>
            <draw:polygon draw:style-name="gr5" draw:text-style-name="P4" draw:layer="layout" svg:width="0.726cm" svg:height="0.419cm" svg:x="13.559cm" svg:y="6.569cm" svg:viewBox="0 0 727 420" draw:points="606,280 727,210 727,420 363,420 484,350 0,70 121,0">
              <text:p/>
            </draw:polygon>
            <draw:polygon draw:style-name="gr6" draw:text-style-name="P4" draw:layer="layout" svg:width="0.727cm" svg:height="0.419cm" svg:x="13.559cm" svg:y="7.129cm" svg:viewBox="0 0 728 420" draw:points="121,280 607,0 728,70 242,350 363,420 0,420 0,210">
              <text:p/>
            </draw:polygon>
            <draw:polygon draw:style-name="gr7" draw:text-style-name="P4" draw:layer="layout" svg:width="0.726cm" svg:height="0.419cm" svg:x="14.529cm" svg:y="6.569cm" svg:viewBox="0 0 727 420" draw:points="484,70 363,0 727,0 727,210 606,140 121,420 0,350">
              <text:p/>
            </draw:polygon>
            <draw:path draw:style-name="gr8" draw:text-style-name="P5" draw:layer="layout" svg:width="2.667cm" svg:height="2.519cm" svg:x="13.074cm" svg:y="6.219cm" svg:viewBox="0 0 2668 2520" svg:d="M1333 0c756 0 1335 364 1335 840l-1 840c0 490-606 840-1333 840s-1334-350-1334-840c0 0 1-840 0-841 0-476 577-839 1333-839z">
              <text:p/>
            </draw:path>
            <draw:polygon draw:style-name="gr9" draw:text-style-name="P6" draw:layer="layout" svg:width="0.242cm" svg:height="1.609cm" svg:x="14.286cm" svg:y="5.45cm" svg:viewBox="0 0 243 1610" draw:points="122,1610 122,280 0,140 122,0 243,140 122,280">
              <text:p/>
            </draw:polygon>
            <draw:path draw:style-name="gr10" draw:text-style-name="P7" draw:layer="layout" svg:width="0.181cm" svg:height="0.419cm" svg:x="14.65cm" svg:y="5.38cm" svg:viewBox="0 0 182 420" svg:d="M0 0c243 70 243 350 0 420">
              <text:p/>
            </draw:path>
            <draw:path draw:style-name="gr11" draw:text-style-name="P7" draw:layer="layout" svg:width="0.181cm" svg:height="0.419cm" svg:x="13.984cm" svg:y="5.38cm" svg:viewBox="0 0 182 420" svg:d="M182 0c-243 70-243 350 0 420">
              <text:p/>
            </draw:path>
            <draw:path draw:style-name="gr12" draw:text-style-name="P7" draw:layer="layout" svg:width="0.181cm" svg:height="0.699cm" svg:x="13.741cm" svg:y="5.24cm" svg:viewBox="0 0 182 700" svg:d="M182 0c-243 70-243 630 0 700">
              <text:p/>
            </draw:path>
            <draw:path draw:style-name="gr13" draw:text-style-name="P7" draw:layer="layout" svg:width="0.181cm" svg:height="0.699cm" svg:x="14.893cm" svg:y="5.24cm" svg:viewBox="0 0 182 700" svg:d="M0 0c242 70 242 630 0 700">
              <text:p/>
            </draw:path>
            <draw:path draw:style-name="gr14" draw:text-style-name="P7" draw:layer="layout" svg:width="0.181cm" svg:height="0.979cm" svg:x="13.499cm" svg:y="5.1cm" svg:viewBox="0 0 182 980" svg:d="M182 0c-243 70-243 910 0 980">
              <text:p/>
            </draw:path>
            <draw:path draw:style-name="gr15" draw:text-style-name="P7" draw:layer="layout" svg:width="0.177cm" svg:height="0.979cm" svg:x="15.135cm" svg:y="5.1cm" svg:viewBox="0 0 178 980" svg:d="M0 0c243 70 232 894 0 980">
              <text:p/>
            </draw:path>
            <draw:path draw:style-name="gr16" draw:text-style-name="P7" draw:layer="layout" svg:width="0.181cm" svg:height="1.259cm" svg:x="13.256cm" svg:y="4.96cm" svg:viewBox="0 0 182 1260" svg:d="M182 0c-243 70-243 1190 0 1260">
              <text:p/>
            </draw:path>
            <draw:path draw:style-name="gr17" draw:text-style-name="P7" draw:layer="layout" svg:width="0.181cm" svg:height="1.259cm" svg:x="15.378cm" svg:y="4.96cm" svg:viewBox="0 0 182 1260" svg:d="M0 0c242 70 242 1190 0 1260">
              <text:p/>
            </draw:path>
          </draw:g>
        </draw:g>
        <draw:g>
          <draw:glue-point draw:id="4" svg:x="-0.729cm" svg:y="5cm"/>
          <draw:glue-point draw:id="5" svg:x="-4.246cm" svg:y="3.73cm"/>
          <draw:glue-point draw:id="6" svg:x="2.788cm" svg:y="3.73cm"/>
          <draw:path draw:style-name="gr18" draw:text-style-name="P1" draw:layer="layout" svg:width="1.008cm" svg:height="0.715cm" svg:x="22.326cm" svg:y="5.663cm" svg:viewBox="0 0 1009 716" svg:d="M0 716c243 0 796 0 973-358 176-358-354-358-442-358 0 153-531 511-531 716z">
            <text:p/>
          </draw:path>
          <draw:g>
            <draw:path draw:style-name="gr19" draw:text-style-name="P8" draw:layer="layout" svg:width="1.237cm" svg:height="1.66cm" svg:x="21.707cm" svg:y="4.692cm" svg:viewBox="0 0 1238 1661" svg:d="M0 1278l177-1278c0 307 884 307 884 0l177 1278c0 511-1238 511-1238 0z">
              <text:p/>
            </draw:path>
            <draw:path draw:style-name="gr20" draw:text-style-name="P9" draw:layer="layout" svg:width="0.883cm" svg:height="0.51cm" svg:x="21.884cm" svg:y="4.437cm" svg:viewBox="0 0 884 511" svg:d="M763 70c161 93 161 278 0 371s-482 93-642 0c-161-93-161-278 0-371s482-93 642 0z">
              <text:p/>
            </draw:path>
            <draw:path draw:style-name="gr21" draw:text-style-name="P10" draw:layer="layout" svg:width="1.237cm" svg:height="1.929cm" svg:x="21.707cm" svg:y="4.424cm" svg:viewBox="0 0 1238 1930" svg:d="M0 1546l177-1277c0-359 884-359 884 0l177 1277c0 511-1238 511-1238 0z">
              <text:p/>
            </draw:path>
            <draw:polygon draw:style-name="gr22" draw:text-style-name="P11" draw:layer="layout" svg:width="0.176cm" svg:height="1.175cm" svg:x="22.237cm" svg:y="3.517cm" svg:viewBox="0 0 177 1176" draw:points="88,1176 88,204 0,102 88,0 177,102 88,204">
              <text:p/>
            </draw:polygon>
            <draw:path draw:style-name="gr23" draw:text-style-name="P7" draw:layer="layout" svg:width="0.132cm" svg:height="0.408cm" svg:x="22.414cm" svg:y="3.415cm" svg:viewBox="0 0 133 409" svg:d="M0 0c177 102 177 307 0 409">
              <text:p/>
            </draw:path>
            <draw:path draw:style-name="gr24" draw:text-style-name="P7" draw:layer="layout" svg:width="0.131cm" svg:height="0.408cm" svg:x="22.105cm" svg:y="3.415cm" svg:viewBox="0 0 132 409" svg:d="M132 0c-176 102-176 307 0 409">
              <text:p/>
            </draw:path>
            <draw:path draw:style-name="gr25" draw:text-style-name="P7" draw:layer="layout" svg:width="0.132cm" svg:height="0.51cm" svg:x="21.928cm" svg:y="3.363cm" svg:viewBox="0 0 133 511" svg:d="M132 0c-176 102-176 408 1 511">
              <text:p/>
            </draw:path>
            <draw:path draw:style-name="gr26" draw:text-style-name="P7" draw:layer="layout" svg:width="0.132cm" svg:height="0.51cm" svg:x="22.591cm" svg:y="3.363cm" svg:viewBox="0 0 133 511" svg:d="M0 0c177 102 177 408 0 511">
              <text:p/>
            </draw:path>
            <draw:path draw:style-name="gr27" draw:text-style-name="P7" draw:layer="layout" svg:width="0.131cm" svg:height="0.715cm" svg:x="21.751cm" svg:y="3.261cm" svg:viewBox="0 0 132 716" svg:d="M132 0c-176 102-176 613 0 716">
              <text:p/>
            </draw:path>
            <draw:path draw:style-name="gr28" draw:text-style-name="P7" draw:layer="layout" svg:width="0.132cm" svg:height="0.715cm" svg:x="22.768cm" svg:y="3.261cm" svg:viewBox="0 0 133 716" svg:d="M0 0c177 102 177 613 0 716">
              <text:p/>
            </draw:path>
            <draw:path draw:style-name="gr29" draw:text-style-name="P7" draw:layer="layout" svg:width="0.132cm" svg:height="0.919cm" svg:x="21.574cm" svg:y="3.159cm" svg:viewBox="0 0 133 920" svg:d="M133 0c-177 102-177 818-1 920">
              <text:p/>
            </draw:path>
            <draw:path draw:style-name="gr30" draw:text-style-name="P7" draw:layer="layout" svg:width="0.132cm" svg:height="0.918cm" svg:x="22.945cm" svg:y="3.159cm" svg:viewBox="0 0 133 919" svg:d="M0 0c177 102 177 818 0 919">
              <text:p/>
            </draw:path>
          </draw:g>
        </draw:g>
        <draw:g>
          <draw:glue-point draw:id="4" svg:x="-0.729cm" svg:y="5cm"/>
          <draw:glue-point draw:id="5" svg:x="-4.246cm" svg:y="3.73cm"/>
          <draw:glue-point draw:id="6" svg:x="2.788cm" svg:y="3.73cm"/>
          <draw:path draw:style-name="gr31" draw:text-style-name="P1" draw:layer="layout" svg:width="1.008cm" svg:height="0.715cm" svg:x="22.571cm" svg:y="11.057cm" svg:viewBox="0 0 1009 716" svg:d="M0 716c243 0 796 0 973-358 176-358-354-358-442-358 0 153-531 511-531 716z">
            <text:p/>
          </draw:path>
          <draw:g>
            <draw:path draw:style-name="gr32" draw:text-style-name="P8" draw:layer="layout" svg:width="1.237cm" svg:height="1.66cm" svg:x="21.952cm" svg:y="10.086cm" svg:viewBox="0 0 1238 1661" svg:d="M0 1278l177-1278c0 307 884 307 884 0l177 1278c0 511-1238 511-1238 0z">
              <text:p/>
            </draw:path>
            <draw:path draw:style-name="gr33" draw:text-style-name="P9" draw:layer="layout" svg:width="0.883cm" svg:height="0.51cm" svg:x="22.129cm" svg:y="9.831cm" svg:viewBox="0 0 884 511" svg:d="M763 70c161 93 161 278 0 371s-482 93-642 0c-161-93-161-278 0-371s482-93 642 0z">
              <text:p/>
            </draw:path>
            <draw:path draw:style-name="gr34" draw:text-style-name="P10" draw:layer="layout" svg:width="1.237cm" svg:height="1.929cm" svg:x="21.952cm" svg:y="9.818cm" svg:viewBox="0 0 1238 1930" svg:d="M0 1546l177-1277c0-359 884-359 884 0l177 1277c0 511-1238 511-1238 0z">
              <text:p/>
            </draw:path>
            <draw:polygon draw:style-name="gr35" draw:text-style-name="P11" draw:layer="layout" svg:width="0.176cm" svg:height="1.175cm" svg:x="22.482cm" svg:y="8.911cm" svg:viewBox="0 0 177 1176" draw:points="88,1176 88,204 0,102 88,0 177,102 88,204">
              <text:p/>
            </draw:polygon>
            <draw:path draw:style-name="gr36" draw:text-style-name="P7" draw:layer="layout" svg:width="0.132cm" svg:height="0.408cm" svg:x="22.659cm" svg:y="8.809cm" svg:viewBox="0 0 133 409" svg:d="M0 0c177 102 177 307 0 409">
              <text:p/>
            </draw:path>
            <draw:path draw:style-name="gr37" draw:text-style-name="P7" draw:layer="layout" svg:width="0.131cm" svg:height="0.408cm" svg:x="22.35cm" svg:y="8.809cm" svg:viewBox="0 0 132 409" svg:d="M132 0c-176 102-176 307 0 409">
              <text:p/>
            </draw:path>
            <draw:path draw:style-name="gr38" draw:text-style-name="P7" draw:layer="layout" svg:width="0.132cm" svg:height="0.51cm" svg:x="22.173cm" svg:y="8.757cm" svg:viewBox="0 0 133 511" svg:d="M132 0c-176 102-176 408 1 511">
              <text:p/>
            </draw:path>
            <draw:path draw:style-name="gr39" draw:text-style-name="P7" draw:layer="layout" svg:width="0.132cm" svg:height="0.51cm" svg:x="22.836cm" svg:y="8.757cm" svg:viewBox="0 0 133 511" svg:d="M0 0c177 102 177 408 0 511">
              <text:p/>
            </draw:path>
            <draw:path draw:style-name="gr40" draw:text-style-name="P7" draw:layer="layout" svg:width="0.131cm" svg:height="0.715cm" svg:x="21.996cm" svg:y="8.655cm" svg:viewBox="0 0 132 716" svg:d="M132 0c-176 102-176 613 0 716">
              <text:p/>
            </draw:path>
            <draw:path draw:style-name="gr41" draw:text-style-name="P7" draw:layer="layout" svg:width="0.132cm" svg:height="0.715cm" svg:x="23.013cm" svg:y="8.655cm" svg:viewBox="0 0 133 716" svg:d="M0 0c177 102 177 613 0 716">
              <text:p/>
            </draw:path>
            <draw:path draw:style-name="gr42" draw:text-style-name="P7" draw:layer="layout" svg:width="0.132cm" svg:height="0.919cm" svg:x="21.819cm" svg:y="8.553cm" svg:viewBox="0 0 133 920" svg:d="M133 0c-177 102-177 818-1 920">
              <text:p/>
            </draw:path>
            <draw:path draw:style-name="gr43" draw:text-style-name="P7" draw:layer="layout" svg:width="0.132cm" svg:height="0.918cm" svg:x="23.19cm" svg:y="8.553cm" svg:viewBox="0 0 133 919" svg:d="M0 0c177 102 177 818 0 919">
              <text:p/>
            </draw:path>
          </draw:g>
        </draw:g>
        <draw:custom-shape draw:style-name="gr44" draw:text-style-name="P13" draw:layer="layout" svg:width="5.465cm" svg:height="2.369cm" svg:x="2.397cm" svg:y="2.016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2"><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45" draw:text-style-name="P1" draw:layer="layout" svg:width="0.956cm" svg:height="0.604cm" svg:x="5.439cm" svg:y="18.283cm" svg:viewBox="0 0 957 605" svg:d="M0 605c240 0 957-201 957-353 0-151-23-252-262-252 0 151-699 151-695 605z">
              <text:p/>
            </draw:path>
            <draw:g>
              <draw:polygon draw:style-name="gr46" draw:text-style-name="P14" draw:layer="layout" svg:width="0.435cm" svg:height="0.504cm" svg:x="5.087cm" svg:y="18.384cm" svg:viewBox="0 0 436 505" draw:points="0,303 87,0 436,202 349,505">
                <text:p/>
              </draw:polygon>
              <draw:polygon draw:style-name="gr47" draw:text-style-name="P15" draw:layer="layout" svg:width="0.959cm" svg:height="0.554cm" svg:x="5.174cm" svg:y="18.031cm" svg:viewBox="0 0 960 555" draw:points="0,353 175,202 436,50 611,0 960,202 786,252 524,404 349,555">
                <text:p/>
              </draw:polygon>
              <draw:path draw:style-name="gr48" draw:text-style-name="P8" draw:layer="layout" svg:width="0.785cm" svg:height="0.655cm" svg:x="5.436cm" svg:y="18.232cm" svg:viewBox="0 0 786 656" svg:d="M786 202c0-303-175-202-350-101-174 101-349 101-436 555 0 0 349-202 786-454z">
                <text:p/>
              </draw:path>
              <draw:path draw:style-name="gr49" draw:text-style-name="P10" draw:layer="layout" svg:width="1.134cm" svg:height="0.857cm" svg:x="5.087cm" svg:y="18.031cm" svg:viewBox="0 0 1135 858" svg:d="M698 0c-174 50-174 50-349 151-87 51-262 101-349 505 175 101 175 101 349 202 100-46 611-353 786-454 0-253-175-253-437-404z">
                <text:p/>
              </draw:path>
            </draw:g>
          </draw:g>
          <draw:g>
            <draw:path draw:style-name="gr50" draw:text-style-name="P1" draw:layer="layout" svg:width="1.57cm" svg:height="1.21cm" svg:x="4.65cm" svg:y="15.861cm" svg:viewBox="0 0 1571 1211" svg:d="M6 1211c239 0 1565-51 1565-505s-455-706-695-706c0 151-958 101-870 1211z">
              <text:p/>
            </draw:path>
            <draw:g>
              <draw:polygon draw:style-name="gr51" draw:text-style-name="P14" draw:layer="layout" svg:width="0.872cm" svg:height="0.705cm" svg:x="3.777cm" svg:y="16.365cm" svg:viewBox="0 0 873 706" draw:points="0,202 0,0 873,505 873,706">
                <text:p/>
              </draw:polygon>
              <draw:polygon draw:style-name="gr52" draw:text-style-name="P14" draw:layer="layout" svg:width="0.872cm" svg:height="0.857cm" svg:x="4.476cm" svg:y="15.609cm" svg:viewBox="0 0 873 858" draw:points="0,353 0,0 873,505 873,858">
                <text:p/>
              </draw:polygon>
              <draw:polygon draw:style-name="gr53" draw:text-style-name="P15" draw:layer="layout" svg:width="1.57cm" svg:height="0.907cm" svg:x="3.777cm" svg:y="15.962cm" svg:viewBox="0 0 1571 908" draw:points="0,404 698,0 1571,505 873,908">
                <text:p/>
              </draw:polygon>
              <draw:line draw:style-name="gr54" draw:text-style-name="P7" draw:layer="layout" svg:x1="4.476cm" svg:y1="15.962cm" svg:x2="5.349cm" svg:y2="16.467cm">
                <text:p/>
              </draw:line>
              <draw:polygon draw:style-name="gr55" draw:text-style-name="P8" draw:layer="layout" svg:width="0.872cm" svg:height="0.857cm" svg:x="4.65cm" svg:y="16.214cm" svg:viewBox="0 0 873 858" draw:points="0,858 0,656 698,252 698,0 873,101 873,353">
                <text:p/>
              </draw:polygon>
              <draw:polygon draw:style-name="gr56" draw:text-style-name="P14" draw:layer="layout" svg:width="2.792cm" svg:height="3.834cm" svg:x="2.817cm" svg:y="12.531cm" svg:viewBox="0 0 2793 3835" draw:points="0,2220 0,0 2793,1615 2793,3835">
                <text:p/>
              </draw:polygon>
              <draw:polygon draw:style-name="gr57" draw:text-style-name="P16" draw:layer="layout" svg:width="2.618cm" svg:height="3.531cm" svg:x="2.905cm" svg:y="12.682cm" svg:viewBox="0 0 2619 3532" draw:points="0,2018 0,0 2619,1514 2619,3532">
                <text:p/>
              </draw:polygon>
              <draw:polygon draw:style-name="gr58" draw:text-style-name="P15" draw:layer="layout" svg:width="2.967cm" svg:height="1.714cm" svg:x="2.817cm" svg:y="12.43cm" svg:viewBox="0 0 2968 1715" draw:points="2793,1715 0,101 175,0 2968,1615">
                <text:p/>
              </draw:polygon>
              <draw:polygon draw:style-name="gr59" draw:text-style-name="P8" draw:layer="layout" svg:width="0.174cm" svg:height="2.32cm" svg:x="5.611cm" svg:y="14.045cm" svg:viewBox="0 0 175 2321" draw:points="0,2321 0,101 175,0 175,2220">
                <text:p/>
              </draw:polygon>
              <draw:polygon draw:style-name="gr60" draw:text-style-name="P10" draw:layer="layout" svg:width="2.967cm" svg:height="4.641cm" svg:x="2.817cm" svg:y="12.43cm" svg:viewBox="0 0 2968 4642" draw:points="175,0 2968,1615 2968,3835 2793,3935 2706,3885 2706,4137 1833,4642 960,4137 960,3935 1658,3532 1658,3280 0,2321 0,101">
                <text:p/>
              </draw:polygon>
            </draw:g>
          </draw:g>
          <draw:g>
            <draw:path draw:style-name="gr61" draw:text-style-name="P1" draw:layer="layout" svg:width="1.136cm" svg:height="0.604cm" svg:x="4.299cm" svg:y="17.728cm" svg:viewBox="0 0 1137 605" svg:d="M6 605c240 0 1131-252 1131-403 0-152-22-202-262-202 0 151-960 101-869 605z">
              <text:p/>
            </draw:path>
            <draw:g>
              <draw:polygon draw:style-name="gr62" draw:text-style-name="P15" draw:layer="layout" svg:width="3.752cm" svg:height="2.169cm" svg:x="1.508cm" svg:y="16.012cm" svg:viewBox="0 0 3753 2170" draw:points="2793,2170 0,555 960,0 3753,1615">
                <text:p/>
              </draw:polygon>
              <draw:polygon draw:style-name="gr63" draw:text-style-name="P17" draw:layer="layout" svg:width="2.53cm" svg:height="1.462cm" svg:x="1.77cm" svg:y="16.164cm" svg:viewBox="0 0 2531 1463" draw:points="0,404 698,0 2531,1060 1833,1463">
                <text:p/>
              </draw:polygon>
              <draw:polygon draw:style-name="gr64" draw:text-style-name="P17" draw:layer="layout" svg:width="1.221cm" svg:height="0.705cm" svg:x="3.777cm" svg:y="17.324cm" svg:viewBox="0 0 1222 706" draw:points="0,404 698,0 1222,303 524,706">
                <text:p/>
              </draw:polygon>
              <draw:polygon draw:style-name="gr65" draw:text-style-name="P8" draw:layer="layout" svg:width="0.959cm" svg:height="0.756cm" svg:x="4.301cm" svg:y="17.627cm" svg:viewBox="0 0 960 757" draw:points="0,757 0,555 960,0 960,202">
                <text:p/>
              </draw:polygon>
              <draw:line draw:style-name="gr66" draw:text-style-name="P7" draw:layer="layout" svg:x1="1.944cm" svg:y1="16.466cm" svg:x2="3.777cm" svg:y2="17.526cm">
                <text:p/>
              </draw:line>
              <draw:line draw:style-name="gr67" draw:text-style-name="P7" draw:layer="layout" svg:x1="2.119cm" svg:y1="16.365cm" svg:x2="3.952cm" svg:y2="17.425cm">
                <text:p/>
              </draw:line>
              <draw:line draw:style-name="gr68" draw:text-style-name="P7" draw:layer="layout" svg:x1="2.294cm" svg:y1="16.265cm" svg:x2="4.127cm" svg:y2="17.325cm">
                <text:p/>
              </draw:line>
              <draw:line draw:style-name="gr69" draw:text-style-name="P7" draw:layer="layout" svg:x1="3.952cm" svg:y1="17.223cm" svg:x2="4.127cm" svg:y2="17.122cm">
                <text:p/>
              </draw:line>
              <draw:line draw:style-name="gr70" draw:text-style-name="P7" draw:layer="layout" svg:x1="3.777cm" svg:y1="17.122cm" svg:x2="3.952cm" svg:y2="17.021cm">
                <text:p/>
              </draw:line>
              <draw:line draw:style-name="gr71" draw:text-style-name="P7" draw:layer="layout" svg:x1="3.603cm" svg:y1="17.022cm" svg:x2="3.778cm" svg:y2="16.921cm">
                <text:p/>
              </draw:line>
              <draw:line draw:style-name="gr72" draw:text-style-name="P7" draw:layer="layout" svg:x1="3.69cm" svg:y1="17.274cm" svg:x2="3.865cm" svg:y2="17.173cm">
                <text:p/>
              </draw:line>
              <draw:line draw:style-name="gr73" draw:text-style-name="P7" draw:layer="layout" svg:x1="3.516cm" svg:y1="17.173cm" svg:x2="3.691cm" svg:y2="17.072cm">
                <text:p/>
              </draw:line>
              <draw:line draw:style-name="gr74" draw:text-style-name="P7" draw:layer="layout" svg:x1="3.341cm" svg:y1="17.072cm" svg:x2="3.516cm" svg:y2="16.971cm">
                <text:p/>
              </draw:line>
              <draw:line draw:style-name="gr75" draw:text-style-name="P7" draw:layer="layout" svg:x1="3.428cm" svg:y1="16.921cm" svg:x2="3.603cm" svg:y2="16.82cm">
                <text:p/>
              </draw:line>
              <draw:line draw:style-name="gr76" draw:text-style-name="P7" draw:layer="layout" svg:x1="3.166cm" svg:y1="16.971cm" svg:x2="3.341cm" svg:y2="16.87cm">
                <text:p/>
              </draw:line>
              <draw:line draw:style-name="gr77" draw:text-style-name="P7" draw:layer="layout" svg:x1="3.254cm" svg:y1="16.82cm" svg:x2="3.429cm" svg:y2="16.719cm">
                <text:p/>
              </draw:line>
              <draw:line draw:style-name="gr78" draw:text-style-name="P7" draw:layer="layout" svg:x1="3.079cm" svg:y1="16.719cm" svg:x2="3.254cm" svg:y2="16.618cm">
                <text:p/>
              </draw:line>
              <draw:line draw:style-name="gr79" draw:text-style-name="P7" draw:layer="layout" svg:x1="2.905cm" svg:y1="16.618cm" svg:x2="3.08cm" svg:y2="16.517cm">
                <text:p/>
              </draw:line>
              <draw:line draw:style-name="gr80" draw:text-style-name="P7" draw:layer="layout" svg:x1="2.992cm" svg:y1="16.87cm" svg:x2="3.167cm" svg:y2="16.769cm">
                <text:p/>
              </draw:line>
              <draw:line draw:style-name="gr81" draw:text-style-name="P7" draw:layer="layout" svg:x1="2.817cm" svg:y1="16.769cm" svg:x2="2.992cm" svg:y2="16.668cm">
                <text:p/>
              </draw:line>
              <draw:line draw:style-name="gr82" draw:text-style-name="P7" draw:layer="layout" svg:x1="2.643cm" svg:y1="16.668cm" svg:x2="2.818cm" svg:y2="16.567cm">
                <text:p/>
              </draw:line>
              <draw:line draw:style-name="gr83" draw:text-style-name="P7" draw:layer="layout" svg:x1="2.73cm" svg:y1="16.517cm" svg:x2="2.905cm" svg:y2="16.416cm">
                <text:p/>
              </draw:line>
              <draw:line draw:style-name="gr84" draw:text-style-name="P7" draw:layer="layout" svg:x1="2.468cm" svg:y1="16.567cm" svg:x2="2.643cm" svg:y2="16.466cm">
                <text:p/>
              </draw:line>
              <draw:line draw:style-name="gr85" draw:text-style-name="P7" draw:layer="layout" svg:x1="2.555cm" svg:y1="16.416cm" svg:x2="2.73cm" svg:y2="16.315cm">
                <text:p/>
              </draw:line>
              <draw:line draw:style-name="gr86" draw:text-style-name="P7" draw:layer="layout" svg:x1="2.381cm" svg:y1="16.315cm" svg:x2="2.556cm" svg:y2="16.214cm">
                <text:p/>
              </draw:line>
              <draw:line draw:style-name="gr87" draw:text-style-name="P7" draw:layer="layout" svg:x1="2.294cm" svg:y1="16.466cm" svg:x2="2.469cm" svg:y2="16.365cm">
                <text:p/>
              </draw:line>
              <draw:line draw:style-name="gr88" draw:text-style-name="P7" draw:layer="layout" svg:x1="3.428cm" svg:y1="17.324cm" svg:x2="3.603cm" svg:y2="17.223cm">
                <text:p/>
              </draw:line>
              <draw:line draw:style-name="gr89" draw:text-style-name="P7" draw:layer="layout" svg:x1="3.254cm" svg:y1="17.223cm" svg:x2="3.429cm" svg:y2="17.122cm">
                <text:p/>
              </draw:line>
              <draw:line draw:style-name="gr90" draw:text-style-name="P7" draw:layer="layout" svg:x1="3.079cm" svg:y1="17.122cm" svg:x2="3.254cm" svg:y2="17.021cm">
                <text:p/>
              </draw:line>
              <draw:line draw:style-name="gr91" draw:text-style-name="P7" draw:layer="layout" svg:x1="2.992cm" svg:y1="17.274cm" svg:x2="3.167cm" svg:y2="17.173cm">
                <text:p/>
              </draw:line>
              <draw:line draw:style-name="gr92" draw:text-style-name="P7" draw:layer="layout" svg:x1="2.817cm" svg:y1="17.173cm" svg:x2="2.992cm" svg:y2="17.072cm">
                <text:p/>
              </draw:line>
              <draw:line draw:style-name="gr93" draw:text-style-name="P7" draw:layer="layout" svg:x1="2.905cm" svg:y1="17.022cm" svg:x2="3.08cm" svg:y2="16.921cm">
                <text:p/>
              </draw:line>
              <draw:line draw:style-name="gr94" draw:text-style-name="P7" draw:layer="layout" svg:x1="2.73cm" svg:y1="16.921cm" svg:x2="2.905cm" svg:y2="16.82cm">
                <text:p/>
              </draw:line>
              <draw:line draw:style-name="gr95" draw:text-style-name="P7" draw:layer="layout" svg:x1="2.555cm" svg:y1="16.82cm" svg:x2="2.73cm" svg:y2="16.719cm">
                <text:p/>
              </draw:line>
              <draw:line draw:style-name="gr96" draw:text-style-name="P7" draw:layer="layout" svg:x1="2.381cm" svg:y1="16.719cm" svg:x2="2.556cm" svg:y2="16.618cm">
                <text:p/>
              </draw:line>
              <draw:line draw:style-name="gr97" draw:text-style-name="P7" draw:layer="layout" svg:x1="2.119cm" svg:y1="16.769cm" svg:x2="2.294cm" svg:y2="16.668cm">
                <text:p/>
              </draw:line>
              <draw:line draw:style-name="gr98" draw:text-style-name="P7" draw:layer="layout" svg:x1="2.206cm" svg:y1="16.618cm" svg:x2="2.381cm" svg:y2="16.517cm">
                <text:p/>
              </draw:line>
              <draw:line draw:style-name="gr99" draw:text-style-name="P7" draw:layer="layout" svg:x1="1.944cm" svg:y1="16.668cm" svg:x2="2.119cm" svg:y2="16.567cm">
                <text:p/>
              </draw:line>
              <draw:line draw:style-name="gr100" draw:text-style-name="P7" draw:layer="layout" svg:x1="3.341cm" svg:y1="17.476cm" svg:x2="3.516cm" svg:y2="17.375cm">
                <text:p/>
              </draw:line>
              <draw:line draw:style-name="gr101" draw:text-style-name="P7" draw:layer="layout" svg:x1="3.166cm" svg:y1="17.375cm" svg:x2="3.341cm" svg:y2="17.274cm">
                <text:p/>
              </draw:line>
              <draw:line draw:style-name="gr102" draw:text-style-name="P7" draw:layer="layout" svg:x1="3.952cm" svg:y1="17.829cm" svg:x2="4.65cm" svg:y2="17.425cm">
                <text:p/>
              </draw:line>
              <draw:line draw:style-name="gr103" draw:text-style-name="P7" draw:layer="layout" svg:x1="4.127cm" svg:y1="17.93cm" svg:x2="4.825cm" svg:y2="17.526cm">
                <text:p/>
              </draw:line>
              <draw:line draw:style-name="gr104" draw:text-style-name="P7" draw:layer="layout" svg:x1="4.301cm" svg:y1="17.425cm" svg:x2="4.825cm" svg:y2="17.728cm">
                <text:p/>
              </draw:line>
              <draw:line draw:style-name="gr105" draw:text-style-name="P7" draw:layer="layout" svg:x1="4.127cm" svg:y1="17.526cm" svg:x2="4.651cm" svg:y2="17.829cm">
                <text:p/>
              </draw:line>
              <draw:line draw:style-name="gr106" draw:text-style-name="P7" draw:layer="layout" svg:x1="3.952cm" svg:y1="17.627cm" svg:x2="4.301cm" svg:y2="17.829cm">
                <text:p/>
              </draw:line>
              <draw:polygon draw:style-name="gr107" draw:text-style-name="P14" draw:layer="layout" svg:width="2.792cm" svg:height="1.815cm" svg:x="1.508cm" svg:y="16.567cm" svg:viewBox="0 0 2793 1816" draw:points="0,202 0,0 2793,1615 2793,1816">
                <text:p/>
              </draw:polygon>
              <draw:polygon draw:style-name="gr108" draw:text-style-name="P10" draw:layer="layout" svg:width="3.752cm" svg:height="2.37cm" svg:x="1.508cm" svg:y="16.012cm" svg:viewBox="0 0 3753 2371" draw:points="960,0 3753,1615 3753,1816 2793,2371 0,757 0,555">
                <text:p/>
              </draw:polygon>
            </draw:g>
          </draw:g>
        </draw:g>
        <draw:frame draw:style-name="gr109" draw:text-style-name="P18" draw:layer="layout" svg:width="4.378cm" svg:height="2.481cm" svg:x="5.191cm" svg:y="6.901cm">
          <draw:image xlink:href="Pictures/10000000000010800000095A5CEE48D698B35DBD.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微软雅黑" svg:font-family="微软雅黑" style:font-family-generic="system" style:font-pitch="variable"/>
  </office:font-face-decls>
  <office:styles>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Axial_20_V" draw:display-name="VRT Light Axial V" draw:style="axial" draw:start-color="#7fb9dd" draw:end-color="#0073bc" draw:start-intensity="100%" draw:end-intensity="100%" draw:angle="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rik Moddejonge</meta:initial-creator>
    <meta:creation-date>2016-09-15T19:00:39.795156949</meta:creation-date>
    <dc:date>2016-09-15T19:18:44.198903031</dc:date>
    <dc:creator>Erik Moddejonge</dc:creator>
    <meta:editing-duration>PT7M54S</meta:editing-duration>
    <meta:editing-cycles>1</meta:editing-cycles>
    <meta:document-statistic meta:object-count="122"/>
    <meta:generator>LibreOffice/5.1.4.2$Linux_X86_64 LibreOffice_project/10m0$Build-2</meta:generator>
  </office:meta>
</office:document-meta>
</file>